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objectwithoutfill">
      <style:graphic-properties svg:stroke-color="#000000" draw:marker-end="Arrow" draw:marker-end-width="0.2cm" draw:fill="none" draw:textarea-horizontal-align="right" draw:textarea-vertical-align="middle"/>
    </style:style>
    <style:style style:name="gr4" style:family="graphic" style:parent-style-name="objectwithoutfill">
      <style:graphic-properties svg:stroke-color="#000000" draw:marker-end="Arrow" draw:fill="none" draw:textarea-horizontal-align="center" draw:textarea-vertical-align="top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objectwithoutfill">
      <style:graphic-properties svg:stroke-color="#000000" draw:marker-end="Arrow" draw:marker-end-width="0.1cm" draw:fill="none" draw:textarea-vertical-align="top" fo:padding-top="-0.5cm"/>
    </style:style>
    <style:style style:name="gr7" style:family="graphic" style:parent-style-name="objectwithoutfill">
      <style:graphic-properties svg:stroke-color="#000000" draw:marker-end="Arrow" draw:marker-end-width="0.1cm" draw:fill="none" draw:textarea-horizontal-align="left" draw:textarea-vertical-align="middle" fo:padding-top="0.13cm" fo:padding-left="-0.5cm"/>
    </style:style>
    <style:style style:name="gr8" style:family="graphic" style:parent-style-name="objectwithoutfill">
      <style:graphic-properties svg:stroke-color="#000000" draw:marker-end="Arrow" draw:marker-end-width="0.1cm" draw:fill="none" draw:textarea-horizontal-align="center" draw:textarea-vertical-align="bottom" fo:padding-top="0.13cm" fo:padding-left="0.25cm"/>
    </style:style>
    <style:style style:name="gr9" style:family="graphic" style:parent-style-name="objectwithoutfill">
      <style:graphic-properties svg:stroke-color="#000000" draw:marker-end="Arrow" draw:marker-end-width="0.1cm" draw:fill="none" draw:textarea-horizontal-align="center" draw:textarea-vertical-align="top" fo:padding-top="0.13cm" fo:padding-left="0.25cm"/>
    </style:style>
    <style:style style:name="gr10" style:family="graphic" style:parent-style-name="objectwithoutfill">
      <style:graphic-properties svg:stroke-color="#000000" draw:marker-end="Arrow" draw:marker-end-width="0.1cm" draw:fill="none" draw:textarea-horizontal-align="left" draw:textarea-vertical-align="middle" fo:padding-top="0.13cm" fo:padding-left="-0.5cm"/>
    </style:style>
    <style:style style:name="gr11" style:family="graphic" style:parent-style-name="objectwithoutfill">
      <style:graphic-properties svg:stroke-color="#000000" draw:marker-end="Arrow" draw:marker-end-width="0.1cm" draw:fill="none" draw:textarea-horizontal-align="center" draw:textarea-vertical-align="top" fo:padding-top="0.13cm" fo:padding-left="0.25cm"/>
    </style:style>
    <style:style style:name="P1" style:family="paragraph">
      <loext:graphic-properties draw:fill="none"/>
      <style:paragraph-properties fo:text-align="center"/>
      <style:text-properties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08cm" svg:height="0.508cm" svg:x="7.604cm" svg:y="9.795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297cm" svg:y1="9.152cm" svg:x2="7.678cm" svg:y2="9.869cm" draw:end-shape="id1" draw:end-glue-point="5" svg:d="M7297 9152l381 717" svg:viewBox="0 0 382 718">
          <text:p/>
        </draw:connector>
        <draw:connector draw:style-name="gr3" draw:text-style-name="P4" draw:layer="layout" draw:type="line" svg:x1="7.858cm" svg:y1="10.303cm" svg:x2="7.858cm" svg:y2="12.095cm" draw:start-shape="id1" draw:start-glue-point="8" draw:end-shape="id2" draw:end-glue-point="4" svg:d="M7858 10303v1792" svg:viewBox="0 0 1 1793">
          <text:p text:style-name="P3"><text:span text:style-name="T1">a</text:span></text:p>
        </draw:connector>
        <draw:path draw:style-name="gr4" draw:text-style-name="P2" draw:layer="layout" svg:width="1.439cm" svg:height="1.144cm" draw:transform="skewX (0.492008316137201) rotate (0.984191165199602) translate (4.556cm 10.564149122807cm)" svg:viewBox="0 0 1440 1145" svg:d="M0 0c88 6 313 0 234 141-87 157 84 174 162 156 185-43 236 96 205 171-96 230 49 5 146 100 64 63 208 77 199 166-12 123 95 166 216 148 159-24-20 224 159 218l88 41 31 4">
          <text:p/>
        </draw:path>
        <draw:frame draw:style-name="gr5" draw:text-style-name="P5" draw:layer="layout" svg:width="1.397cm" svg:height="1.114cm" svg:x="3.032cm" svg:y="9.938cm">
          <draw:text-box>
            <text:p>P<text:span text:style-name="T2">1</text:span></text:p>
          </draw:text-box>
        </draw:frame>
        <draw:connector draw:style-name="gr6" draw:text-style-name="P4" draw:layer="layout" draw:type="curve" svg:x1="8.038cm" svg:y1="10.229cm" svg:x2="8.038cm" svg:y2="9.869cm" draw:start-shape="id1" draw:start-glue-point="9" draw:end-shape="id1" draw:end-glue-point="11" svg:d="M8038 10229c862 0 862-360 0-360" svg:viewBox="0 0 648 361">
          <text:p text:style-name="P3"><text:span text:style-name="T1">b</text:span></text:p>
        </draw:connector>
        <draw:custom-shape draw:style-name="gr1" draw:text-style-name="P1" xml:id="id2" draw:id="id2" draw:layer="layout" svg:width="0.508cm" svg:height="0.508cm" svg:x="7.604cm" svg:y="12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7.604cm" svg:y1="12.349cm" svg:x2="7.604cm" svg:y2="10.049cm" draw:start-shape="id2" draw:start-glue-point="6" draw:end-shape="id1" draw:end-glue-point="6" svg:d="M7604 12349c-751 0-751-2300 0-2300" svg:viewBox="0 0 564 2301">
          <text:p text:style-name="P3"><text:span text:style-name="T1">c</text:span></text:p>
        </draw:connector>
        <draw:path draw:style-name="gr4" draw:text-style-name="P2" draw:layer="layout" svg:width="1.439cm" svg:height="1.144cm" draw:transform="skewX (0.492008316137201) rotate (-1.71042266695444) translate (6.28814665801448cm 12.1303168473508cm)" svg:viewBox="0 0 1440 1145" svg:d="M0 0c88 6 313 0 234 141-87 157 84 174 162 156 185-43 236 96 205 171-96 230 49 5 146 100 64 63 208 77 199 166-12 123 95 166 216 148 159-24-20 224 159 218l88 41 31 4">
          <text:p/>
        </draw:path>
        <draw:custom-shape draw:style-name="gr1" draw:text-style-name="P1" xml:id="id3" draw:id="id3" draw:layer="layout" svg:width="0.508cm" svg:height="0.508cm" svg:x="9.304cm" svg:y="11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7.858cm" svg:y1="12.603cm" svg:x2="9.558cm" svg:y2="12.303cm" draw:start-shape="id2" draw:start-glue-point="8" draw:end-shape="id3" draw:end-glue-point="8" svg:d="M7858 12603c0 751 1700 901 1700-300" svg:viewBox="0 0 1701 884">
          <text:p text:style-name="P3"><text:span text:style-name="T1">b</text:span></text:p>
        </draw:connector>
        <draw:connector draw:style-name="gr9" draw:text-style-name="P4" draw:layer="layout" draw:type="curve" svg:x1="9.558cm" svg:y1="11.795cm" svg:x2="8.038cm" svg:y2="12.169cm" draw:start-shape="id3" draw:start-glue-point="4" draw:end-shape="id2" draw:end-glue-point="11" svg:d="M9558 11795c0-751-1520-938-1520 374" svg:viewBox="0 0 1521 963">
          <text:p text:style-name="P3"><text:span text:style-name="T1">a</text:span></text:p>
        </draw:connector>
        <draw:custom-shape draw:style-name="gr1" draw:text-style-name="P1" xml:id="id4" draw:id="id4" draw:layer="layout" svg:width="0.508cm" svg:height="0.508cm" svg:x="3.473cm" svg:y="1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366cm" svg:y1="11.715cm" svg:x2="3.547cm" svg:y2="12.575cm" draw:end-shape="id4" draw:end-glue-point="5" svg:d="M3366 11715l181 860" svg:viewBox="0 0 182 861">
          <text:p/>
        </draw:connector>
        <draw:custom-shape draw:style-name="gr1" draw:text-style-name="P1" xml:id="id5" draw:id="id5" draw:layer="layout" svg:width="0.508cm" svg:height="0.508cm" svg:x="3.473cm" svg:y="13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svg:x1="3.473cm" svg:y1="14.055cm" svg:x2="3.473cm" svg:y2="12.755cm" draw:start-shape="id5" draw:start-glue-point="6" draw:end-shape="id4" draw:end-glue-point="6" svg:d="M3473 14055c-751 0-751-1300 0-1300" svg:viewBox="0 0 564 1301">
          <text:p/>
        </draw:connector>
        <draw:connector draw:style-name="gr11" draw:text-style-name="P4" draw:layer="layout" draw:type="curve" svg:x1="3.981cm" svg:y1="12.755cm" svg:x2="3.907cm" svg:y2="13.875cm" draw:start-shape="id4" draw:start-glue-point="10" draw:end-shape="id5" draw:end-glue-point="11" svg:d="M3981 12755c751 0 788 1120-74 1120" svg:viewBox="0 0 643 11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9-01-20T22:36:16.923000000</dc:date>
    <dc:creator>luciano de falco alfano</dc:creator>
    <meta:editing-duration>PT1H14M4S</meta:editing-duration>
    <meta:editing-cycles>7</meta:editing-cycles>
    <meta:document-statistic meta:object-count="17"/>
  </office:meta>
</office:document-meta>
</file>